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da2a9" officeooo:paragraph-rsid="001da2a9"/>
    </style:style>
    <style:style style:name="P2" style:family="paragraph" style:parent-style-name="Standard">
      <style:text-properties fo:font-style="italic" officeooo:rsid="001da2a9" officeooo:paragraph-rsid="001da2a9" style:font-style-asian="italic" style:font-style-complex="italic"/>
    </style:style>
    <style:style style:name="P3" style:family="paragraph" style:parent-style-name="Standard">
      <style:text-properties officeooo:rsid="001da2a9" officeooo:paragraph-rsid="001da2a9"/>
    </style:style>
    <style:style style:name="P4" style:family="paragraph" style:parent-style-name="Standard">
      <style:text-properties fo:font-style="italic" officeooo:rsid="001da2a9" officeooo:paragraph-rsid="001da2a9" style:font-style-asian="italic" style:font-style-complex="italic"/>
    </style:style>
    <style:style style:name="P5" style:family="paragraph" style:parent-style-name="Standard">
      <style:text-properties style:text-underline-style="solid" style:text-underline-type="double" style:text-underline-width="auto" style:text-underline-color="font-color" officeooo:rsid="001da2a9" officeooo:paragraph-rsid="001da2a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rket Research</text:p>
      <text:p text:style-name="P1"/>
      <text:h text:style-name="Heading_20_1" text:outline-level="1">Target Audience</text:h>
      <text:p text:style-name="P1"/>
      <text:p text:style-name="P2">Analyze who your users are, their needs, and preferences. Consider demographics like age, location, gender, income level, education level, family status, and occupation.</text:p>
      <text:p text:style-name="P1"/>
      <text:h text:style-name="Heading_20_2" text:outline-level="2">Demographics</text:h>
      <text:p text:style-name="P1"><text:s text:c="3"/>- **Age:** 17–22 years old <text:s/></text:p>
      <text:p text:style-name="P1"><text:s text:c="5"/>CPGE (Classes Préparatoires aux Grandes Écoles) students in France are typically in their late teens to early twenties. MPSI (Maths, Physics, and Engineering Science) and MP (Maths and Physics) students are in their first and second years of preparatory classes, respectively.</text:p>
      <text:p text:style-name="P1"><text:s text:c="3"/>- **Location:** France <text:s/></text:p>
      <text:p text:style-name="P1"><text:s text:c="5"/>The app targets French students, specifically those enrolled in CPGE programs, which are highly concentrated in France.</text:p>
      <text:p text:style-name="P1"><text:s text:c="3"/>- **Gender:** Likely balanced <text:s/></text:p>
      <text:p text:style-name="P1"><text:s text:c="5"/>CPGE programs attract both male and female students, though STEM fields may have a slightly higher male representation.</text:p>
      <text:p text:style-name="P1"><text:s text:c="3"/>- **Income Level:** Middle to upper-middle class <text:s/></text:p>
      <text:p text:style-name="P1"><text:s text:c="5"/>CPGE students often come from families with sufficient financial resources to support their education, as these programs are intensive and require significant time commitment.</text:p>
      <text:p text:style-name="P1"><text:s text:c="3"/>- **Education Level:** High school graduates pursuing higher education <text:s/></text:p>
      <text:p text:style-name="P1"><text:s text:c="5"/>CPGE students have completed their baccalaureate (high school diploma) and are preparing for competitive entrance exams to elite engineering and science schools.</text:p>
      <text:p text:style-name="P1"><text:s text:c="3"/>- **Family Status:** Typically single, living with parents or in student housing <text:s/></text:p>
      <text:p text:style-name="P1"><text:s text:c="5"/>Most CPGE students are unmarried and live with their families or in shared accommodations near their preparatory schools.</text:p>
      <text:p text:style-name="P1"><text:s text:c="3"/>- **Occupation:** Full-time students <text:s/></text:p>
      <text:p text:style-name="P1"><text:s text:c="5"/>CPGE students are fully occupied with their studies, often spending 40–60 hours per week on coursework and preparation.</text:p>
      <text:p text:style-name="P1"/>
      <text:h text:style-name="Heading_20_2" text:outline-level="2">User Needs</text:h>
      <text:p text:style-name="P1"><text:s text:c="3"/>- **Academic Needs:**</text:p>
      <text:p text:style-name="P1"><text:s text:c="5"/>- Mastery of complex mathematical concepts, definitions, theorems, and proofs.</text:p>
      <text:p text:style-name="P1"><text:s text:c="5"/>- Practice with high-quality exercises from prestigious competitive exams (e.g., X, ENS, Centrale).</text:p>
      <text:p text:style-name="P1"><text:s text:c="5"/>- Efficient study methods, including spaced repetition, to retain large volumes of information.</text:p>
      <text:p text:style-name="P1"><text:s text:c="3"/>- **Organizational Needs:**</text:p>
      <text:p text:style-name="P1"><text:s text:c="5"/>- Tools to stay organized, clean, and focused during their rigorous study schedules.</text:p>
      <text:p text:style-name="P1"><text:s text:c="5"/>- Guidance on how to structure their learning and manage time effectively.</text:p>
      <text:p text:style-name="P1"><text:s text:c="3"/>- **Motivational Needs:**</text:p>
      <text:p text:style-name="P1"><text:s text:c="5"/>- Encouragement to stay consistent with their studies through gamification (e.g., quests, progress bars).</text:p>
      <text:p text:style-name="P1"><text:s text:c="5"/>- Social motivation through peer interaction or competition (e.g., leaderboards, friend challenges).</text:p>
      <text:p text:style-name="P1"><text:soft-page-break/><text:s text:c="5"/>- Regular reminders and notifications to maintain study habits.</text:p>
      <text:p text:style-name="P1"/>
      <text:h text:style-name="Heading_20_2" text:outline-level="2">User Preferences</text:h>
      <text:p text:style-name="P1"><text:s text:c="3"/>- **Learning Preferences:**</text:p>
      <text:p text:style-name="P1"><text:s text:c="5"/>- Interactive and engaging content that breaks the monotony of traditional study methods.</text:p>
      <text:p text:style-name="P1"><text:s text:c="5"/>- Clear, concise, and visually appealing explanations of mathematical concepts.</text:p>
      <text:p text:style-name="P1"><text:s text:c="5"/>- Access to high-quality, exam-relevant exercises with detailed solutions.</text:p>
      <text:p text:style-name="P1"><text:s text:c="3"/>- **Design Preferences:**</text:p>
      <text:p text:style-name="P1"><text:s text:c="5"/>- A modern, clean, and visually appealing interface with a purple color scheme.</text:p>
      <text:p text:style-name="P1"><text:s text:c="5"/>- A "cute" and friendly design that feels approachable and motivating.</text:p>
      <text:p text:style-name="P1"><text:s text:c="3"/>- **Technical Preferences:**</text:p>
      <text:p text:style-name="P1"><text:s text:c="5"/>- A mobile-first experience that allows them to study on the go.</text:p>
      <text:p text:style-name="P1"><text:s text:c="5"/>- Offline access to content for times when internet connectivity is limited.</text:p>
      <text:p text:style-name="P1"><text:s text:c="3"/>- **Social Preferences:**</text:p>
      <text:p text:style-name="P1"><text:s text:c="5"/>- Opportunities to connect with peers, share progress, and compete in a friendly manner.</text:p>
      <text:p text:style-name="P1"><text:s text:c="5"/>- Notifications that are motivating rather than intrusive.</text:p>
      <text:p text:style-name="P1"/>
      <text:h text:style-name="Heading_20_2" text:outline-level="2">Sources and References</text:h>
      <text:p text:style-name="P1"><text:s text:c="3"/>- **CPGE Demographics:** <text:s/></text:p>
      <text:p text:style-name="P1"><text:s text:c="5"/>CPGE programs are well-documented in French educational resources. According to the French Ministry of Education, CPGE students are typically 17–22 years old and come from families with above-average socioeconomic status. <text:s/></text:p>
      <text:p text:style-name="P1"><text:s text:c="5"/>Source: [French Ministry of Education](https://www.education.gouv.fr)</text:p>
      <text:p text:style-name="P1"><text:s text:c="3"/>- **Learning Preferences of STEM Students:** <text:s/></text:p>
      <text:p text:style-name="P1"><text:s text:c="5"/>Studies show that STEM students prefer interactive and visual learning tools, as well as gamified experiences to stay motivated. <text:s/></text:p>
      <text:p text:style-name="P1"><text:s text:c="5"/>Source: [ResearchGate - Gamification in Education](https://www.researchgate.net)</text:p>
      <text:p text:style-name="P1"><text:s text:c="3"/>- **Spaced Repetition and Learning Efficiency:** <text:s/></text:p>
      <text:p text:style-name="P1"><text:s text:c="5"/>Spaced repetition is a proven method for improving long-term retention of information, particularly in subjects like mathematics. <text:s/></text:p>
      <text:p text:style-name="P1"><text:s text:c="5"/>Source: [PubMed - Spaced Repetition](https://pubmed.ncbi.nlm.nih.gov)</text:p>
      <text:p text:style-name="P1"><text:s text:c="3"/>- **Monetization in Education Apps:** <text:s/></text:p>
      <text:p text:style-name="P1"><text:s text:c="5"/>Subscription-based models are effective for education apps targeting students, as they provide continuous revenue and align with the long-term nature of learning. <text:s/></text:p>
      <text:p text:style-name="P1"><text:s text:c="5"/>Source: [Sensor Tower - App Monetization Trends](https://www.sensortower.com)</text:p>
      <text:p text:style-name="P1"/>
      <text:p text:style-name="P1"/>
      <text:p text:style-name="P2">MathsRoyales targets French CPGE students aged 17–22, who are highly motivated but often overwhelmed by the volume and complexity of their coursework. They need an app that combines effective learning tools (spaced repetition, high-quality exercises) with motivational features (gamification, social interaction) and organizational support. The app’s design should be modern, visually appealing, and aligned with their preferences for interactive and engaging content. A subscription-based monetization model is well-suited to this audience, given their commitment to long-term learning.</text:p>
      <text:h text:style-name="Heading_20_1" text:outline-level="1">Competitors</text:h>
      <text:p text:style-name="P1"/>
      <text:p text:style-name="P2">Identify apps that fit your niche, target a similar audience, or have similar features. Analyze their <text:soft-page-break/>strengths and weaknesses to differentiate your app.</text:p>
      <text:p text:style-name="P1"/>
      <text:h text:style-name="Heading_20_2" text:outline-level="2">Khan Academy</text:h>
      <text:p text:style-name="P1">- **Target Audience:** Students of all levels, including advanced math learners.</text:p>
      <text:p text:style-name="P1">- **Key Features:**</text:p>
      <text:p text:style-name="P1"><text:s text:c="2"/>- Comprehensive math courses, including advanced topics.</text:p>
      <text:p text:style-name="P1"><text:s text:c="2"/>- Practice exercises and quizzes.</text:p>
      <text:p text:style-name="P1"><text:s text:c="2"/>- Progress tracking and personalized learning dashboards.</text:p>
      <text:p text:style-name="P1">- **Strengths:**</text:p>
      <text:p text:style-name="P1"><text:s text:c="2"/>- Free and high-quality content.</text:p>
      <text:p text:style-name="P1"><text:s text:c="2"/>- Wide range of topics covered.</text:p>
      <text:p text:style-name="P1"><text:s text:c="2"/>- Strong reputation and trustworthiness.</text:p>
      <text:p text:style-name="P1">- **Weaknesses:**</text:p>
      <text:p text:style-name="P1"><text:s text:c="2"/>- Not specifically tailored for CPGE students.</text:p>
      <text:p text:style-name="P1"><text:s text:c="2"/>- Lacks gamification and social features.</text:p>
      <text:p text:style-name="P1"><text:s text:c="2"/>- No focus on French competitive exams like X, ENS, or Centrale.</text:p>
      <text:p text:style-name="P1">- **Differentiation for MathsRoyales:**</text:p>
      <text:p text:style-name="P1"><text:s text:c="2"/>- Focus exclusively on CPGE (MPSI - MP) curriculum.</text:p>
      <text:p text:style-name="P1"><text:s text:c="2"/>- Add gamification (quests, progress bars, and social features).</text:p>
      <text:p text:style-name="P1"><text:s text:c="2"/>- Include past contest problems and solutions.</text:p>
      <text:p text:style-name="P1"/>
      <text:h text:style-name="Heading_20_2" text:outline-level="2">Quizlet</text:h>
      <text:p text:style-name="P1">- **Target Audience:** Students of all levels, including those preparing for competitive exams.</text:p>
      <text:p text:style-name="P1">- **Key Features:**</text:p>
      <text:p text:style-name="P1"><text:s text:c="2"/>- Flashcards for memorization.</text:p>
      <text:p text:style-name="P1"><text:s text:c="2"/>- Spaced repetition system (SRS).</text:p>
      <text:p text:style-name="P1"><text:s text:c="2"/>- User-generated content and shared decks.</text:p>
      <text:p text:style-name="P1">- **Strengths:**</text:p>
      <text:p text:style-name="P1"><text:s text:c="2"/>- Easy-to-use flashcard system.</text:p>
      <text:p text:style-name="P1"><text:s text:c="2"/>- Spaced repetition is effective for memorization.</text:p>
      <text:p text:style-name="P1"><text:s text:c="2"/>- Large community and shared resources.</text:p>
      <text:p text:style-name="P1">- **Weaknesses:**</text:p>
      <text:p text:style-name="P1"><text:s text:c="2"/>- Not tailored for advanced math or CPGE students.</text:p>
      <text:p text:style-name="P1"><text:s text:c="2"/>- Limited focus on theorems, proofs, and problem-solving.</text:p>
      <text:p text:style-name="P1"><text:s text:c="2"/>- No gamification or motivation features.</text:p>
      <text:p text:style-name="P1">- **Differentiation for MathsRoyales:**</text:p>
      <text:p text:style-name="P1"><text:s text:c="2"/>- Focus on math definitions, theorems, and proofs.</text:p>
      <text:p text:style-name="P1"><text:s text:c="2"/>- Add exercises from French competitive exams.</text:p>
      <text:p text:style-name="P1"><text:s text:c="2"/>- Incorporate gamification and progress tracking.</text:p>
      <text:p text:style-name="P1"/>
      <text:h text:style-name="Heading_20_2" text:outline-level="2">Anki</text:h>
      <text:p text:style-name="P1">- **Target Audience:** Students and professionals who need memorization tools.</text:p>
      <text:p text:style-name="P1">- **Key Features:**</text:p>
      <text:p text:style-name="P1"><text:s text:c="2"/>- Highly customizable flashcards.</text:p>
      <text:p text:style-name="P1"><text:s text:c="2"/>- Advanced spaced repetition algorithm.</text:p>
      <text:p text:style-name="P1"><text:s text:c="2"/>- Cross-platform support.</text:p>
      <text:p text:style-name="P1">- **Strengths:**</text:p>
      <text:p text:style-name="P1"><text:s text:c="2"/>- Powerful spaced repetition system.</text:p>
      <text:p text:style-name="P1"><text:soft-page-break/><text:s text:c="2"/>- Highly customizable for advanced users.</text:p>
      <text:p text:style-name="P1">- **Weaknesses:**</text:p>
      <text:p text:style-name="P1"><text:s text:c="2"/>- Steep learning curve for beginners.</text:p>
      <text:p text:style-name="P1"><text:s text:c="2"/>- No focus on math or CPGE curriculum.</text:p>
      <text:p text:style-name="P1"><text:s text:c="2"/>- Lacks gamification and social features.</text:p>
      <text:p text:style-name="P1">- **Differentiation for MathsRoyales:**</text:p>
      <text:p text:style-name="P1"><text:s text:c="2"/>- Simplify the user experience for CPGE students.</text:p>
      <text:p text:style-name="P1"><text:s text:c="2"/>- Add math-specific content (theorems, proofs, and exercises).</text:p>
      <text:p text:style-name="P1"><text:s text:c="2"/>- Include gamification and motivation features.</text:p>
      <text:p text:style-name="P1"/>
      <text:h text:style-name="Heading_20_2" text:outline-level="2">Brilliant.org</text:h>
      <text:p text:style-name="P1">- **Target Audience:** Advanced learners in math, science, and engineering.</text:p>
      <text:p text:style-name="P1">- **Key Features:**</text:p>
      <text:p text:style-name="P1"><text:s text:c="2"/>- Interactive problem-solving.</text:p>
      <text:p text:style-name="P1"><text:s text:c="2"/>- Courses on advanced math topics.</text:p>
      <text:p text:style-name="P1"><text:s text:c="2"/>- Progress tracking and streaks.</text:p>
      <text:p text:style-name="P1">- **Strengths:**</text:p>
      <text:p text:style-name="P1"><text:s text:c="2"/>- High-quality, interactive content.</text:p>
      <text:p text:style-name="P1"><text:s text:c="2"/>- Focus on problem-solving and critical thinking.</text:p>
      <text:p text:style-name="P1">- **Weaknesses:**</text:p>
      <text:p text:style-name="P1"><text:s text:c="2"/>- Expensive subscription model.</text:p>
      <text:p text:style-name="P1"><text:s text:c="2"/>- Not tailored for CPGE students or French competitive exams.</text:p>
      <text:p text:style-name="P1"><text:s text:c="2"/>- Limited focus on memorization and spaced repetition.</text:p>
      <text:p text:style-name="P1">- **Differentiation for MathsRoyales:**</text:p>
      <text:p text:style-name="P1"><text:s text:c="2"/>- Focus on CPGE curriculum and French competitive exams.</text:p>
      <text:p text:style-name="P1"><text:s text:c="2"/>- Add spaced repetition for memorization.</text:p>
      <text:p text:style-name="P1"><text:s text:c="2"/>- Include gamification and social features.</text:p>
      <text:p text:style-name="P1"/>
      <text:h text:style-name="Heading_20_2" text:outline-level="2">Mathway</text:h>
      <text:p text:style-name="P1">- **Target Audience:** Students needing help with math problems.</text:p>
      <text:p text:style-name="P1">- **Key Features:**</text:p>
      <text:p text:style-name="P1"><text:s text:c="2"/>- Step-by-step solutions to math problems.</text:p>
      <text:p text:style-name="P1"><text:s text:c="2"/>- Covers a wide range of math topics.</text:p>
      <text:p text:style-name="P1">- **Strengths:**</text:p>
      <text:p text:style-name="P1"><text:s text:c="2"/>- Instant help with problem-solving.</text:p>
      <text:p text:style-name="P1"><text:s text:c="2"/>- Covers advanced math topics.</text:p>
      <text:p text:style-name="P1">- **Weaknesses:**</text:p>
      <text:p text:style-name="P1"><text:s text:c="2"/>- No focus on learning or memorization.</text:p>
      <text:p text:style-name="P1"><text:s text:c="2"/>- No gamification or motivation features.</text:p>
      <text:p text:style-name="P1"><text:s text:c="2"/>- Limited to problem-solving, not teaching.</text:p>
      <text:p text:style-name="P1">- **Differentiation for MathsRoyales:**</text:p>
      <text:p text:style-name="P1"><text:s text:c="2"/>- Focus on teaching definitions, theorems, and proofs.</text:p>
      <text:p text:style-name="P1"><text:s text:c="2"/>- Add exercises from French competitive exams.</text:p>
      <text:p text:style-name="P1"><text:s text:c="2"/>- Include gamification and progress tracking.</text:p>
      <text:p text:style-name="P5"/>
      <text:h text:style-name="Heading_20_2" text:outline-level="2">Duolingo (as a gamification reference)</text:h>
      <text:p text:style-name="P1">- **Target Audience:** Language learners.</text:p>
      <text:p text:style-name="P1">- **Key Features:**</text:p>
      <text:p text:style-name="P1"><text:soft-page-break/><text:s text:c="2"/>- Gamified learning experience.</text:p>
      <text:p text:style-name="P1"><text:s text:c="2"/>- Streaks, quests, and progress tracking.</text:p>
      <text:p text:style-name="P1"><text:s text:c="2"/>- Notifications to keep users engaged.</text:p>
      <text:p text:style-name="P1">- **Strengths:**</text:p>
      <text:p text:style-name="P1"><text:s text:c="2"/>- Highly engaging and motivating.</text:p>
      <text:p text:style-name="P1"><text:s text:c="2"/>- Simple and intuitive design.</text:p>
      <text:p text:style-name="P1">- **Weaknesses:**</text:p>
      <text:p text:style-name="P1"><text:s text:c="2"/>- Not focused on math or advanced topics.</text:p>
      <text:p text:style-name="P1"><text:s text:c="2"/>- Limited depth in content.</text:p>
      <text:p text:style-name="P1">- **Differentiation for MathsRoyales:**</text:p>
      <text:p text:style-name="P1"><text:s text:c="2"/>- Apply similar gamification techniques to math learning.</text:p>
      <text:p text:style-name="P1"><text:s text:c="2"/>- Focus on CPGE curriculum and competitive exams.</text:p>
      <text:p text:style-name="P1"><text:s text:c="2"/>- Add social features and progress tracking.</text:p>
      <text:p text:style-name="P1"/>
      <text:h text:style-name="Heading_20_2" text:outline-level="2">Summary of Differentiation for MathsRoyales</text:h>
      <text:p text:style-name="P1">1. **Niche Focus:** Tailor the app exclusively for CPGE (MPSI - MP) students, including definitions, theorems, proofs, and past contest problems.</text:p>
      <text:p text:style-name="P1">2. **Gamification:** Add quests, progress bars, streaks, and social features to motivate users.</text:p>
      <text:p text:style-name="P1">3. **Spaced Repetition:** Implement a spaced repetition system for memorization.</text:p>
      <text:p text:style-name="P1">4. **French Competitive Exams:** Include exercises and problems from X, ENS, Centrale, and other popular contests.</text:p>
      <text:p text:style-name="P1">5. **Modern Design:** Use a modern, cute, and purple-themed design to stand out.</text:p>
      <text:p text:style-name="P1"/>
      <text:p text:style-name="P1"/>
      <text:h text:style-name="Heading_20_2" text:outline-level="2">Sources</text:h>
      <text:p text:style-name="P1">- **Khan Academy:** [khanacademy.org](https://www.khanacademy.org)</text:p>
      <text:p text:style-name="P1">- **Quizlet:** [quizlet.com](https://www.quizlet.com)</text:p>
      <text:p text:style-name="P1">- **Anki:** [apps.ankiweb.net](https://apps.ankiweb.net)</text:p>
      <text:p text:style-name="P1">- **Brilliant.org:** [brilliant.org](https://www.brilliant.org)</text:p>
      <text:p text:style-name="P1">- **Mathway:** [mathway.com](https://www.mathway.com)</text:p>
      <text:p text:style-name="P1">- **Duolingo:** [duolingo.com](https://www.duolingo.co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3-23T09:55:36.435000000</dc:date>
    <meta:editing-duration>PT10M46S</meta:editing-duration>
    <meta:editing-cycles>2</meta:editing-cycles>
    <meta:generator>LibreOffice/7.4.3.2$Windows_X86_64 LibreOffice_project/1048a8393ae2eeec98dff31b5c133c5f1d08b890</meta:generator>
    <meta:document-statistic meta:table-count="0" meta:image-count="0" meta:object-count="0" meta:page-count="5" meta:paragraph-count="175" meta:word-count="1345" meta:character-count="10197" meta:non-whitespace-character-count="8655"/>
  </office:meta>
</office:document-meta>
</file>